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2f0b"/>
    </style:style>
    <style:style style:name="P2" style:family="paragraph" style:parent-style-name="Standard">
      <style:text-properties officeooo:paragraph-rsid="001d4b8c"/>
    </style:style>
    <style:style style:name="P3" style:family="paragraph" style:parent-style-name="Standard">
      <style:text-properties officeooo:paragraph-rsid="001faf80"/>
    </style:style>
    <style:style style:name="P4" style:family="paragraph" style:parent-style-name="Standard">
      <style:text-properties officeooo:paragraph-rsid="0020a715"/>
    </style:style>
    <style:style style:name="P5" style:family="paragraph" style:parent-style-name="Standard">
      <style:text-properties officeooo:rsid="0026c3ad" officeooo:paragraph-rsid="0026c3ad"/>
    </style:style>
    <style:style style:name="P6" style:family="paragraph" style:parent-style-name="Standard">
      <style:text-properties officeooo:paragraph-rsid="0028fa77"/>
    </style:style>
    <style:style style:name="T1" style:family="text">
      <style:text-properties officeooo:rsid="00166831"/>
    </style:style>
    <style:style style:name="T2" style:family="text">
      <style:text-properties officeooo:rsid="001847a4"/>
    </style:style>
    <style:style style:name="T3" style:family="text">
      <style:text-properties officeooo:rsid="001ac4a5"/>
    </style:style>
    <style:style style:name="T4" style:family="text">
      <style:text-properties officeooo:rsid="001b2352"/>
    </style:style>
    <style:style style:name="T5" style:family="text">
      <style:text-properties officeooo:rsid="001c1e30"/>
    </style:style>
    <style:style style:name="T6" style:family="text">
      <style:text-properties officeooo:rsid="001d4b8c"/>
    </style:style>
    <style:style style:name="T7" style:family="text">
      <style:text-properties officeooo:rsid="001e2f99"/>
    </style:style>
    <style:style style:name="T8" style:family="text">
      <style:text-properties officeooo:rsid="001e5c24"/>
    </style:style>
    <style:style style:name="T9" style:family="text">
      <style:text-properties officeooo:rsid="001faf80"/>
    </style:style>
    <style:style style:name="T10" style:family="text">
      <style:text-properties officeooo:rsid="0020a715"/>
    </style:style>
    <style:style style:name="T11" style:family="text">
      <style:text-properties officeooo:rsid="0022768c"/>
    </style:style>
    <style:style style:name="T12" style:family="text">
      <style:text-properties officeooo:rsid="0023fb7a"/>
    </style:style>
    <style:style style:name="T13" style:family="text">
      <style:text-properties officeooo:rsid="0025c9ff"/>
    </style:style>
    <style:style style:name="T14" style:family="text">
      <style:text-properties officeooo:rsid="0028fa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Acesse o banco de dados:</text:p>
      <text:p text:style-name="Standard"># influx</text:p>
      <text:p text:style-name="Standard"/>
      <text:p text:style-name="Standard">- Para mostrar os banco de dados criados:</text:p>
      <text:p text:style-name="Standard">&gt; show databases</text:p>
      <text:p text:style-name="Standard"/>
      <text:p text:style-name="Standard">- Para criar um banco de dados (ex):</text:p>
      <text:p text:style-name="Standard">&gt; create database <text:span text:style-name="T5">casa</text:span></text:p>
      <text:p text:style-name="Standard"/>
      <text:p text:style-name="Standard">- <text:span text:style-name="T1">Para deletar um banco de dados:</text:span></text:p>
      <text:p text:style-name="Standard">&gt; drop database <text:span text:style-name="T5">casa</text:span></text:p>
      <text:p text:style-name="Standard"/>
      <text:p text:style-name="Standard">- Para usar o banco de dados:</text:p>
      <text:p text:style-name="Standard">&gt; use <text:span text:style-name="T5">casa</text:span></text:p>
      <text:p text:style-name="Standard"/>
      <text:p text:style-name="Standard">- Para mostrar as tabelas do banco:</text:p>
      <text:p text:style-name="Standard">&gt; show measurements</text:p>
      <text:p text:style-name="Standard"/>
      <text:p text:style-name="Standard">- Para inserir os dados "<text:span text:style-name="T5">sala</text:span>" e "10" nos campos "<text:span text:style-name="T5">temperatura</text:span>" e "val<text:span text:style-name="T5">or</text:span>" na tabela "<text:span text:style-name="T2">t</text:span><text:span text:style-name="T5">emperaturas</text:span>":</text:p>
      <text:p text:style-name="P1">&gt; <text:span text:style-name="T3">insert</text:span> <text:span text:style-name="T2">t</text:span><text:span text:style-name="T5">emperaturas</text:span>,<text:span text:style-name="T5">temperatura</text:span>=<text:span text:style-name="T5">sala</text:span> val<text:span text:style-name="T5">or</text:span>=1<text:span text:style-name="T5">0</text:span></text:p>
      <text:p text:style-name="Standard"/>
      <text:p text:style-name="Standard">- Inserir vários outros dados:</text:p>
      <text:p text:style-name="P2">&gt; <text:span text:style-name="T3">insert</text:span> <text:span text:style-name="T2">t</text:span><text:span text:style-name="T5">emperaturas</text:span>,<text:span text:style-name="T5">temperatura</text:span>=<text:span text:style-name="T6">cozinha</text:span> val<text:span text:style-name="T5">or</text:span>=1<text:span text:style-name="T6">2</text:span></text:p>
      <text:p text:style-name="P2">&gt; <text:span text:style-name="T3">insert</text:span> <text:span text:style-name="T2">t</text:span><text:span text:style-name="T5">emperaturas</text:span>,<text:span text:style-name="T5">temperatura</text:span>=<text:span text:style-name="T6">copa</text:span> val<text:span text:style-name="T5">or</text:span>=1<text:span text:style-name="T6">5</text:span></text:p>
      <text:p text:style-name="P2">&gt; <text:span text:style-name="T3">insert</text:span> <text:span text:style-name="T2">t</text:span><text:span text:style-name="T5">emperaturas</text:span>,<text:span text:style-name="T5">temperatura</text:span>=<text:span text:style-name="T6">quarto1</text:span> val<text:span text:style-name="T5">or</text:span>=<text:span text:style-name="T6">2</text:span><text:span text:style-name="T5">0</text:span></text:p>
      <text:p text:style-name="P2">&gt; <text:span text:style-name="T3">insert</text:span> <text:span text:style-name="T2">t</text:span><text:span text:style-name="T5">emperaturas</text:span>,<text:span text:style-name="T5">temperatura</text:span>=<text:span text:style-name="T6">quintal</text:span> val<text:span text:style-name="T5">or</text:span>=<text:span text:style-name="T6">3</text:span><text:span text:style-name="T5">0</text:span></text:p>
      <text:p text:style-name="P2">&gt; <text:span text:style-name="T3">insert</text:span> <text:span text:style-name="T2">t</text:span><text:span text:style-name="T5">emperaturas</text:span>,<text:span text:style-name="T5">temperatura</text:span>=<text:span text:style-name="T6">banheiro</text:span> val<text:span text:style-name="T5">or</text:span>=<text:span text:style-name="T6">7</text:span></text:p>
      <text:p text:style-name="P6"><text:span text:style-name="T3">&gt; insert</text:span> <text:span text:style-name="T2">t</text:span><text:span text:style-name="T5">emperaturas</text:span>,<text:span text:style-name="T5">temperatura</text:span>=<text:span text:style-name="T6">cozinha</text:span> val<text:span text:style-name="T5">or</text:span>=1<text:span text:style-name="T14">3</text:span></text:p>
      <text:p text:style-name="Standard"/>
      <text:p text:style-name="Standard">outro exemplo:</text:p>
      <text:p text:style-name="Standard">&gt; insert demo,host=serverA,region=us_west value=1.64</text:p>
      <text:p text:style-name="Standard"/>
      <text:p text:style-name="Standard">- Para visualizar todos os campos inseridos:</text:p>
      <text:p text:style-name="Standard">&gt; select * from <text:span text:style-name="T7">temperaturas</text:span></text:p>
      <text:p text:style-name="Standard"/>
      <text:p text:style-name="Standard">- <text:span text:style-name="T11">Para visualizar apenas as duas primeiras linhas da tabela:</text:span></text:p>
      <text:p text:style-name="Standard">&gt; select * from temperaturas limit 2</text:p>
      <text:p text:style-name="Standard"/>
      <text:p text:style-name="Standard">- <text:span text:style-name="T12">Para visualizar apenas as temperaturas na cozinha:</text:span></text:p>
      <text:p text:style-name="Standard">&gt; <text:span text:style-name="T13">select</text:span> * <text:span text:style-name="T13">from</text:span> "temperaturas" <text:span text:style-name="T13">where</text:span> temperatura = 'cozinha'</text:p>
      <text:p text:style-name="Standard"/>
      <text:p text:style-name="Standard">- <text:span text:style-name="T4">Para deletar a tabela:</text:span></text:p>
      <text:p text:style-name="Standard">&gt; drop measurement "t<text:span text:style-name="T8">emperaturas</text:span>"</text:p>
      <text:p text:style-name="Standard"/>
      <text:p text:style-name="Standard">- Para ver os campos da tabela (não mostra value):</text:p>
      <text:p text:style-name="P3">&gt; show tag keys from "t<text:span text:style-name="T8">emperaturas</text:span>"</text:p>
      <text:p text:style-name="Standard"/>
      <text:p text:style-name="Standard">- Para saber o tipo de valor em "val<text:span text:style-name="T9">or</text:span>"</text:p>
      <text:p text:style-name="P3">&gt; show field keys from "t<text:span text:style-name="T8">emperaturas</text:span>"</text:p>
      <text:p text:style-name="Standard"/>
      <text:p text:style-name="Standard">- Para mostrar todos os campos da coluna "host":</text:p>
      <text:p text:style-name="P4">&gt; show tag values from "t<text:span text:style-name="T8">emperaturas</text:span>" with key in ("<text:span text:style-name="T10">temperatura</text:span>")</text:p>
      <text:p text:style-name="Standard"><text:soft-page-break/></text:p>
      <text:p text:style-name="Standard"/>
      <text:p text:style-name="Standard">-- O banco de dados também pode ser usado por uma interface HTTP, sendo possível criar, excluir, escrever, modificar, entre outras operações, com uma base de dados.</text:p>
      <text:p text:style-name="Standard"/>
      <text:p text:style-name="Standard">Por exemplo:</text:p>
      <text:p text:style-name="Standard"/>
      <text:p text:style-name="Standard">Sendo o InfluxDB acessível no localhost pela porta 8086, com o comando:</text:p>
      <text:p text:style-name="Standard"/>
      <text:p text:style-name="Standard">curl -i -XPOST http://localhost:8086/query –data-urlencode “q=CREATE DATABASE serverdoin”</text:p>
      <text:p text:style-name="Standard"/>
      <text:p text:style-name="Standard">Cria-se uma base de dados chamada “serverdoin”.</text:p>
      <text:p text:style-name="Standard"/>
      <text:p text:style-name="Standard">Para escrever algo nesta base de dados, utiliza-se o comando:</text:p>
      <text:p text:style-name="Standard"/>
      <text:p text:style-name="Standard">curl -i -XPOST ‘http://localhost:8086/write?db=serverdoin’ –data-binary ‘catraca,local=portaria,posicao=frente’</text:p>
      <text:p text:style-name="Standard"/>
      <text:p text:style-name="Standard">Onde criamos uma tabela chamada “catraca” que tem as propriedades “local” e “posicao”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1T11:25:55.155157296</meta:creation-date>
    <meta:generator>LibreOffice/7.0.5.2$Linux_X86_64 LibreOffice_project/00$Build-2</meta:generator>
    <dc:date>2021-06-05T13:39:50.466750685</dc:date>
    <meta:editing-duration>PT1H3M14S</meta:editing-duration>
    <meta:editing-cycles>22</meta:editing-cycles>
    <meta:document-statistic meta:table-count="0" meta:image-count="0" meta:object-count="0" meta:page-count="2" meta:paragraph-count="45" meta:word-count="307" meta:character-count="2085" meta:non-whitespace-character-count="1823"/>
  </office:meta>
</office:document-meta>
</file>